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🔧 Project Features Overview</text:h>
      <text:list text:style-name="L1">
        <text:list-item>
          <text:p text:style-name="P1"><text:span text:style-name="Strong_20_Emphasis">Form to Generate QR Code (for students)</text:span></text:p>
        </text:list-item>
      </text:list>
      <text:list text:style-name="L4">
        <text:list-item>
          <text:list>
            <text:list-item>
              <text:p text:style-name="P4">Fields: Date, Roll Number, Lecture Hall/Location, Item.</text:p>
            </text:list-item>
            <text:list-item>
              <text:p text:style-name="P4">On submit:</text:p>
              <text:list>
                <text:list-item>
                  <text:p text:style-name="P4">Generate a QR code containing this data.</text:p>
                </text:list-item>
                <text:list-item>
                  <text:p text:style-name="P4"><text:span text:style-name="Emphasis">No data is saved yet in the database.</text:span></text:p>
                </text:list-item>
                <text:list-item>
                  <text:p text:style-name="P4">QR code is printed/downloaded for scanning.</text:p>
                </text:list-item>
              </text:list>
            </text:list-item>
          </text:list>
        </text:list-item>
        <text:list-item>
          <text:p text:style-name="P4"><text:span text:style-name="Strong_20_Emphasis">QR Code Scan: Time In (when taking the item)</text:span></text:p>
          <text:list>
            <text:list-item>
              <text:p text:style-name="P4">Page to scan QR code using device camera.</text:p>
            </text:list-item>
            <text:list-item>
              <text:p text:style-name="P4">Decode the data from QR.</text:p>
            </text:list-item>
            <text:list-item>
              <text:p text:style-name="P4">Show a form to input <text:span text:style-name="Strong_20_Emphasis">Time In</text:span>.</text:p>
            </text:list-item>
            <text:list-item>
              <text:p text:style-name="P4">On submit:</text:p>
              <text:list>
                <text:list-item>
                  <text:p text:style-name="P4">Save full record to the database: <text:span text:style-name="Source_20_Text">roll_number</text:span>, <text:span text:style-name="Source_20_Text">date</text:span>, <text:span text:style-name="Source_20_Text">location</text:span>, <text:span text:style-name="Source_20_Text">item</text:span>, <text:span text:style-name="Source_20_Text">time_in</text:span>, <text:span text:style-name="Source_20_Text">time_out = NULL</text:span>.</text:p>
                </text:list-item>
              </text:list>
            </text:list-item>
          </text:list>
        </text:list-item>
        <text:list-item>
          <text:p text:style-name="P4"><text:span text:style-name="Strong_20_Emphasis">QR Code Scan: Time Out (when returning the item)</text:span></text:p>
          <text:list>
            <text:list-item>
              <text:p text:style-name="P4">Page to scan the <text:span text:style-name="Emphasis">same QR code</text:span> again.</text:p>
            </text:list-item>
            <text:list-item>
              <text:p text:style-name="P4">Decode data.</text:p>
            </text:list-item>
            <text:list-item>
              <text:p text:style-name="P4">Find matching record in DB where <text:span text:style-name="Source_20_Text">time_out IS NULL</text:span>.</text:p>
            </text:list-item>
            <text:list-item>
              <text:p text:style-name="P4">Show a form to input <text:span text:style-name="Strong_20_Emphasis">Time Out</text:span>.</text:p>
            </text:list-item>
            <text:list-item>
              <text:p text:style-name="P4">On submit:</text:p>
              <text:list>
                <text:list-item>
                  <text:p text:style-name="P4">Update the matched record’s <text:span text:style-name="Source_20_Text">time_out</text:span> field.</text:p>
                </text:list-item>
              </text:list>
            </text:list-item>
          </text:list>
        </text:list-item>
        <text:list-item>
          <text:p text:style-name="P4"><text:span text:style-name="Strong_20_Emphasis">Data Table View (Admin)</text:span></text:p>
          <text:list>
            <text:list-item>
              <text:p text:style-name="P4">View all entries with <text:span text:style-name="Source_20_Text">Time In</text:span> and <text:span text:style-name="Source_20_Text">Time Out</text:span>.</text:p>
            </text:list-item>
            <text:list-item>
              <text:p text:style-name="P4">Add filters, search, export options (CSV/Excel).</text:p>
            </text:list-item>
          </text:list>
        </text:list-item>
      </text:list>
      <text:p text:style-name="Horizontal_20_Line"/>
      <text:h text:style-name="Heading_20_3" text:outline-level="3">🛠 <text:span text:style-name="Strong_20_Emphasis">Tech Stack Recommendation</text:span></text:h>
      <text:list text:style-name="L5">
        <text:list-item>
          <text:p text:style-name="P5"><text:span text:style-name="Strong_20_Emphasis">Frontend</text:span>: HTML, CSS, JavaScript, Bootstrap</text:p>
        </text:list-item>
        <text:list-item>
          <text:p text:style-name="P5"><text:span text:style-name="Strong_20_Emphasis">QR Code Generation</text:span>: <text:span text:style-name="Source_20_Text">qrcode.js</text:span> or backend generator in PHP</text:p>
        </text:list-item>
        <text:list-item>
          <text:p text:style-name="P5"><text:span text:style-name="Strong_20_Emphasis">QR Code Scanning</text:span>: <text:span text:style-name="Source_20_Text">html5-qrcode</text:span></text:p>
        </text:list-item>
        <text:list-item>
          <text:p text:style-name="P5"><text:soft-page-break/><text:span text:style-name="Strong_20_Emphasis">Backend</text:span>: PHP</text:p>
        </text:list-item>
        <text:list-item>
          <text:p text:style-name="P5"><text:span text:style-name="Strong_20_Emphasis">Database</text:span>: MySQL</text:p>
        </text:list-item>
        <text:list-item>
          <text:p text:style-name="P5"><text:span text:style-name="Strong_20_Emphasis">Table &amp; Export</text:span>: DataTables.js (for sorting, filtering, exporting)</text:p>
        </text:list-item>
      </text:list>
      <text:p text:style-name="Horizontal_20_Line"/>
      <text:h text:style-name="Heading_20_3" text:outline-level="3">✅ <text:span text:style-name="Strong_20_Emphasis">Key Pages (Final)</text:span></text:h>
      <text:list text:style-name="L6">
        <text:list-item>
          <text:p text:style-name="P6"><text:span text:style-name="Source_20_Text">generate_qr.php</text:span></text:p>
          <text:list>
            <text:list-item>
              <text:p text:style-name="P6">Form to enter: Date, Roll Number, Location, Item</text:p>
            </text:list-item>
            <text:list-item>
              <text:p text:style-name="P6">Generates QR code but doesn’t save to DB</text:p>
            </text:list-item>
          </text:list>
        </text:list-item>
        <text:list-item>
          <text:p text:style-name="P6"><text:span text:style-name="Source_20_Text">scan_time_in.php</text:span></text:p>
          <text:list>
            <text:list-item>
              <text:p text:style-name="P6">Scans QR code → Decodes data</text:p>
            </text:list-item>
            <text:list-item>
              <text:p text:style-name="P6">Shows form to input <text:span text:style-name="Strong_20_Emphasis">Time In</text:span></text:p>
            </text:list-item>
            <text:list-item>
              <text:p text:style-name="P6">Saves full entry with <text:span text:style-name="Source_20_Text">time_out = NULL</text:span></text:p>
            </text:list-item>
          </text:list>
        </text:list-item>
        <text:list-item>
          <text:p text:style-name="P6"><text:span text:style-name="Source_20_Text">scan_time_out.php</text:span></text:p>
          <text:list>
            <text:list-item>
              <text:p text:style-name="P6">Scans the <text:span text:style-name="Emphasis">same QR code</text:span></text:p>
            </text:list-item>
            <text:list-item>
              <text:p text:style-name="P6">Looks up the DB for the same roll number/date/item with <text:span text:style-name="Source_20_Text">time_out IS NULL</text:span></text:p>
            </text:list-item>
            <text:list-item>
              <text:p text:style-name="P6">Shows form to enter <text:span text:style-name="Strong_20_Emphasis">Time Out</text:span></text:p>
            </text:list-item>
            <text:list-item>
              <text:p text:style-name="P6">Updates the existing record</text:p>
            </text:list-item>
          </text:list>
        </text:list-item>
        <text:list-item>
          <text:p text:style-name="P6"><text:span text:style-name="Source_20_Text">view_attendance.php</text:span></text:p>
          <text:list>
            <text:list-item>
              <text:p text:style-name="P6">Admin table of all attendance records</text:p>
            </text:list-item>
            <text:list-item>
              <text:p text:style-name="P6">Includes export options and filter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45:15.639470720</meta:creation-date>
    <dc:date>2025-05-27T15:56:16.214761670</dc:date>
    <meta:editing-duration>PT11M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46" meta:word-count="307" meta:character-count="1621" meta:non-whitespace-character-count="1403"/>
  </office:meta>
</office:document-meta>
</file>